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7.12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4" style:family="graphic" style:parent-style-name="objectwithoutfill">
      <style:graphic-properties draw:stroke="dash" draw:stroke-dash="Double_20_Dash" svg:stroke-color="#1c99e0" draw:fill="none" draw:textarea-vertical-align="middle"/>
    </style:style>
    <style:style style:name="gr5" style:family="graphic" style:parent-style-name="objectwithoutfill">
      <style:graphic-properties draw:marker-start="Dimension_20_Line" draw:marker-start-width="0.152cm" draw:marker-start-center="false" draw:marker-end="Dimension_20_Line" draw:marker-end-width="0.152cm" draw:marker-end-center="false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3.88cm" fo:min-width="8.39cm" draw:shadow="hidden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41cm" svg:height="0.279cm" svg:x="5.491cm" svg:y="7.7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7.62cm" svg:height="3.81cm" svg:x="2.271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3.54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7.35cm" svg:y="3.41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27cm" svg:y1="6.68cm" svg:x2="9.89cm" svg:y2="6.68cm">
          <text:p/>
        </draw:line>
        <draw:line draw:style-name="gr5" draw:text-style-name="P4" draw:layer="layout" svg:x1="2.27cm" svg:y1="8.004cm" svg:x2="9.89cm" svg:y2="8.004cm">
          <text:p/>
        </draw:line>
        <draw:line draw:style-name="gr5" draw:text-style-name="P4" draw:layer="layout" svg:x1="10.744cm" svg:y1="6.715cm" svg:x2="10.744cm" svg:y2="7.35cm">
          <text:p/>
        </draw:line>
        <draw:line draw:style-name="gr5" draw:text-style-name="P4" draw:layer="layout" svg:x1="10.744cm" svg:y1="3.54cm" svg:x2="10.744cm" svg:y2="6.742cm">
          <text:p/>
        </draw:line>
        <draw:line draw:style-name="gr5" draw:text-style-name="P4" draw:layer="layout" svg:x1="12.752cm" svg:y1="3.54cm" svg:x2="12.752cm" svg:y2="7.35cm">
          <text:p/>
        </draw:line>
        <draw:frame draw:style-name="gr1" draw:text-style-name="P1" draw:layer="layout" svg:width="1.016cm" svg:height="0.305cm" svg:x="5.572cm" svg:y="3.66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.041cm" svg:height="0.305cm" svg:x="2.372cm" svg:y="5.2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.016cm" svg:height="0.305cm" svg:x="5.572cm" svg:y="6.3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.04cm" svg:height="0.25cm" draw:transform="rotate (1.56695660244051) translate (12.498cm 5.977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1.014cm" svg:height="0.299cm" draw:transform="rotate (1.57673044625168) translate (10.404cm 5.953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1.039cm" svg:height="0.272cm" draw:transform="rotate (1.56398954271212) translate (10.373cm 7.5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6" draw:text-style-name="P2" draw:layer="layout" svg:width="2.54cm" svg:height="0.889cm" svg:x="4.781cm" svg:y="1.73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781cm" svg:y1="2.627cm" svg:x2="5.162cm" svg:y2="1.992cm">
          <text:p/>
        </draw:line>
        <draw:line draw:style-name="gr7" draw:text-style-name="P4" draw:layer="layout" svg:x1="6.051cm" svg:y1="2.627cm" svg:x2="5.67cm" svg:y2="1.992cm">
          <text:p/>
        </draw:line>
        <draw:line draw:style-name="gr7" draw:text-style-name="P4" draw:layer="layout" svg:x1="5.162cm" svg:y1="1.992cm" svg:x2="5.67cm" svg:y2="1.992cm">
          <text:p/>
        </draw:line>
        <draw:line draw:style-name="gr7" draw:text-style-name="P4" draw:layer="layout" svg:x1="6.051cm" svg:y1="2.627cm" svg:x2="6.432cm" svg:y2="1.992cm">
          <text:p/>
        </draw:line>
        <draw:line draw:style-name="gr7" draw:text-style-name="P4" draw:layer="layout" svg:x1="7.321cm" svg:y1="2.627cm" svg:x2="6.94cm" svg:y2="1.992cm">
          <text:p/>
        </draw:line>
        <draw:line draw:style-name="gr7" draw:text-style-name="P4" draw:layer="layout" svg:x1="6.432cm" svg:y1="1.992cm" svg:x2="6.94cm" svg:y2="1.992cm">
          <text:p/>
        </draw:line>
        <draw:custom-shape draw:style-name="gr8" draw:text-style-name="P2" draw:layer="layout" svg:width="0.254cm" svg:height="0.254cm" svg:x="5.289cm" svg:y="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4cm" svg:height="0.254cm" svg:x="6.559cm" svg:y="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44cm" svg:height="0.279cm" svg:x="5.55cm" svg:y="14.97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" draw:text-style-name="P2" draw:layer="layout" svg:width="7.62cm" svg:height="3.81cm" svg:x="2.33cm" svg:y="10.8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3.413cm" svg:y="11.6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7.35cm" svg:y="11.64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329cm" svg:y1="13.943cm" svg:x2="9.949cm" svg:y2="13.943cm">
          <text:p/>
        </draw:line>
        <draw:line draw:style-name="gr5" draw:text-style-name="P4" draw:layer="layout" svg:x1="2.329cm" svg:y1="15.267cm" svg:x2="9.949cm" svg:y2="15.267cm">
          <text:p/>
        </draw:line>
        <draw:line draw:style-name="gr5" draw:text-style-name="P4" draw:layer="layout" svg:x1="10.803cm" svg:y1="13.978cm" svg:x2="10.803cm" svg:y2="14.613cm">
          <text:p/>
        </draw:line>
        <draw:line draw:style-name="gr5" draw:text-style-name="P4" draw:layer="layout" svg:x1="10.779cm" svg:y1="11.668cm" svg:x2="10.803cm" svg:y2="14.005cm">
          <text:p/>
        </draw:line>
        <draw:line draw:style-name="gr5" draw:text-style-name="P4" draw:layer="layout" svg:x1="12.811cm" svg:y1="10.803cm" svg:x2="12.811cm" svg:y2="14.613cm">
          <text:p/>
        </draw:line>
        <draw:frame draw:style-name="gr1" draw:text-style-name="P1" draw:layer="layout" svg:width="1.011cm" svg:height="0.305cm" svg:x="5.631cm" svg:y="10.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1" draw:layer="layout" svg:width="1.041cm" svg:height="0.305cm" svg:x="2.431cm" svg:y="12.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1.016cm" svg:height="0.305cm" svg:x="5.631cm" svg:y="13.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0.915cm" svg:height="0.25cm" draw:transform="rotate (1.56695660244051) translate (12.557cm 13.24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1.016cm" svg:height="0.299cm" draw:transform="rotate (1.57673044625168) translate (10.404cm 13.194cm)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draw:layer="layout" svg:width="0.928cm" svg:height="0.272cm" draw:transform="rotate (1.56398954271212) translate (10.398cm 14.755cm)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6" draw:text-style-name="P2" draw:layer="layout" svg:width="2.54cm" svg:height="0.889cm" svg:x="4.84cm" svg:y="9.00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84cm" svg:y1="9.89cm" svg:x2="5.221cm" svg:y2="9.255cm">
          <text:p/>
        </draw:line>
        <draw:line draw:style-name="gr7" draw:text-style-name="P4" draw:layer="layout" svg:x1="6.11cm" svg:y1="9.89cm" svg:x2="5.729cm" svg:y2="9.255cm">
          <text:p/>
        </draw:line>
        <draw:line draw:style-name="gr7" draw:text-style-name="P4" draw:layer="layout" svg:x1="5.221cm" svg:y1="9.255cm" svg:x2="5.729cm" svg:y2="9.255cm">
          <text:p/>
        </draw:line>
        <draw:line draw:style-name="gr7" draw:text-style-name="P4" draw:layer="layout" svg:x1="6.11cm" svg:y1="9.89cm" svg:x2="6.491cm" svg:y2="9.255cm">
          <text:p/>
        </draw:line>
        <draw:line draw:style-name="gr7" draw:text-style-name="P4" draw:layer="layout" svg:x1="7.38cm" svg:y1="9.89cm" svg:x2="6.999cm" svg:y2="9.255cm">
          <text:p/>
        </draw:line>
        <draw:line draw:style-name="gr7" draw:text-style-name="P4" draw:layer="layout" svg:x1="6.491cm" svg:y1="9.255cm" svg:x2="6.999cm" svg:y2="9.255cm">
          <text:p/>
        </draw:line>
        <draw:custom-shape draw:style-name="gr8" draw:text-style-name="P2" draw:layer="layout" svg:width="0.254cm" svg:height="0.254cm" svg:x="5.34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4cm" svg:height="0.254cm" svg:x="6.61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779cm" svg:y1="10.779cm" svg:x2="10.779cm" svg:y2="11.668cm">
          <text:p/>
        </draw:line>
        <draw:frame draw:style-name="gr1" draw:text-style-name="P1" draw:layer="layout" svg:width="0.932cm" svg:height="0.272cm" draw:transform="rotate (1.56398954271212) translate (10.374cm 11.707cm)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4" draw:text-style-name="P4" draw:layer="layout" svg:x1="2.37cm" svg:y1="11.641cm" svg:x2="9.99cm" svg:y2="11.641cm">
          <text:p/>
        </draw:line>
        <draw:frame draw:style-name="gr1" draw:text-style-name="P1" draw:layer="layout" svg:width="0.841cm" svg:height="0.279cm" svg:x="5.55cm" svg:y="22.55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" draw:text-style-name="P2" draw:layer="layout" svg:width="7.62cm" svg:height="3.81cm" svg:x="2.33cm" svg:y="1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3.413cm" svg:y="19.2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127cm" svg:x="7.35cm" svg:y="19.21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329cm" svg:y1="22.844cm" svg:x2="9.949cm" svg:y2="22.844cm">
          <text:p/>
        </draw:line>
        <draw:line draw:style-name="gr5" draw:text-style-name="P4" draw:layer="layout" svg:x1="10.779cm" svg:y1="19.245cm" svg:x2="10.779cm" svg:y2="22.209cm">
          <text:p/>
        </draw:line>
        <draw:line draw:style-name="gr5" draw:text-style-name="P4" draw:layer="layout" svg:x1="12.811cm" svg:y1="18.38cm" svg:x2="12.811cm" svg:y2="22.19cm">
          <text:p/>
        </draw:line>
        <draw:frame draw:style-name="gr1" draw:text-style-name="P1" draw:layer="layout" svg:width="1.011cm" svg:height="0.305cm" svg:x="5.631cm" svg:y="18.50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1.043cm" svg:height="0.305cm" svg:x="2.431cm" svg:y="20.10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1" draw:layer="layout" svg:width="1.016cm" svg:height="0.305cm" svg:x="5.572cm" svg:y="21.77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1" draw:layer="layout" svg:width="0.917cm" svg:height="0.25cm" draw:transform="rotate (1.56695660244051) translate (12.557cm 20.817cm)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1" draw:layer="layout" svg:width="1.008cm" svg:height="0.299cm" draw:transform="rotate (1.57673044625168) translate (10.404cm 21.193cm)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6" draw:text-style-name="P2" draw:layer="layout" svg:width="2.54cm" svg:height="0.889cm" svg:x="4.84cm" svg:y="16.57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84cm" svg:y1="17.467cm" svg:x2="5.221cm" svg:y2="16.832cm">
          <text:p/>
        </draw:line>
        <draw:line draw:style-name="gr7" draw:text-style-name="P4" draw:layer="layout" svg:x1="6.11cm" svg:y1="17.467cm" svg:x2="5.729cm" svg:y2="16.832cm">
          <text:p/>
        </draw:line>
        <draw:line draw:style-name="gr7" draw:text-style-name="P4" draw:layer="layout" svg:x1="5.221cm" svg:y1="16.832cm" svg:x2="5.729cm" svg:y2="16.832cm">
          <text:p/>
        </draw:line>
        <draw:line draw:style-name="gr7" draw:text-style-name="P4" draw:layer="layout" svg:x1="6.11cm" svg:y1="17.467cm" svg:x2="6.491cm" svg:y2="16.832cm">
          <text:p/>
        </draw:line>
        <draw:line draw:style-name="gr7" draw:text-style-name="P4" draw:layer="layout" svg:x1="7.38cm" svg:y1="17.467cm" svg:x2="6.999cm" svg:y2="16.832cm">
          <text:p/>
        </draw:line>
        <draw:line draw:style-name="gr7" draw:text-style-name="P4" draw:layer="layout" svg:x1="6.491cm" svg:y1="16.832cm" svg:x2="6.999cm" svg:y2="16.832cm">
          <text:p/>
        </draw:line>
        <draw:custom-shape draw:style-name="gr8" draw:text-style-name="P2" draw:layer="layout" svg:width="0.254cm" svg:height="0.254cm" svg:x="5.348cm" svg:y="1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4cm" svg:height="0.254cm" svg:x="6.618cm" svg:y="1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779cm" svg:y1="18.356cm" svg:x2="10.779cm" svg:y2="19.245cm">
          <text:p/>
        </draw:line>
        <draw:frame draw:style-name="gr1" draw:text-style-name="P1" draw:layer="layout" svg:width="0.929cm" svg:height="0.272cm" draw:transform="rotate (1.56398954271212) translate (10.374cm 19.284cm)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4" draw:text-style-name="P4" draw:layer="layout" svg:x1="2.37cm" svg:y1="19.218cm" svg:x2="9.99cm" svg:y2="19.218cm">
          <text:p/>
        </draw:line>
      </draw:page>
      <draw:page draw:name="page2" draw:style-name="dp1" draw:master-page-name="Default">
        <draw:custom-shape draw:style-name="gr9" draw:text-style-name="P2" draw:layer="measurelines" svg:width="8.89cm" svg:height="24.13cm" svg:x="3.54cm" svg:y="2.2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measurelines" svg:x1="3.54cm" svg:y1="26.908cm" svg:x2="12.43cm" svg:y2="26.908cm">
          <text:p/>
        </draw:line>
        <draw:line draw:style-name="gr5" draw:text-style-name="P4" draw:layer="measurelines" svg:x1="14.97cm" svg:y1="2.27cm" svg:x2="14.97cm" svg:y2="26.4cm">
          <text:p/>
        </draw:line>
        <draw:custom-shape draw:style-name="gr3" draw:text-style-name="P3" draw:layer="measurelines" svg:width="1.27cm" svg:height="0.127cm" svg:x="4.81cm" svg:y="3.41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95cm" svg:height="0.356cm" svg:x="7.325cm" svg:y="26.5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1c99e0" draw:marker-start-width="0.2cm" draw:marker-start-center="false" draw:marker-end-width="0.2cm" draw:marker-end-center="false" draw:fill="solid" draw:fill-color="#1c99e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4T11:26:10.473567882</meta:creation-date>
    <dc:date>2024-08-15T00:40:05.732417973</dc:date>
    <meta:editing-duration>PT1H18M32S</meta:editing-duration>
    <meta:editing-cycles>9</meta:editing-cycles>
    <meta:generator>LibreOffice/7.3.7.2$Linux_X86_64 LibreOffice_project/3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n>3,5</mn>
      </mrow>
      <mi>m</mi>
    </mrow>
    <annotation encoding="StarMath 5.0">a = 3,5m</annotation>
  </semantics>
</math>
</file>

<file path=Object 10/content.xml><?xml version="1.0" encoding="utf-8"?>
<math xmlns="http://www.w3.org/1998/Math/MathML" display="block">
  <semantics>
    <mrow>
      <mrow>
        <msub>
          <mi>ρ</mi>
          <mn>2</mn>
        </msub>
        <mo stretchy="false">=</mo>
        <mn>70</mn>
      </mrow>
      <mtext>%</mtext>
    </mrow>
    <annotation encoding="StarMath 5.0">%rho_2 = 70%</annotation>
  </semantics>
</math>
</file>

<file path=Object 11/content.xml><?xml version="1.0" encoding="utf-8"?>
<math xmlns="http://www.w3.org/1998/Math/MathML" display="block">
  <semantics>
    <mrow>
      <mrow>
        <msub>
          <mi>ρ</mi>
          <mn>1</mn>
        </msub>
        <mo stretchy="false">=</mo>
        <mn>50</mn>
      </mrow>
      <mtext>%</mtext>
    </mrow>
    <annotation encoding="StarMath 5.0">%rho_1 = 50%</annotation>
  </semantics>
</math>
</file>

<file path=Object 12/content.xml><?xml version="1.0" encoding="utf-8"?>
<math xmlns="http://www.w3.org/1998/Math/MathML" display="block">
  <semantics>
    <mrow>
      <mrow>
        <msub>
          <mi>ρ</mi>
          <mn>3</mn>
        </msub>
        <mo stretchy="false">=</mo>
        <mn>20</mn>
      </mrow>
      <mtext>%</mtext>
    </mrow>
    <annotation encoding="StarMath 5.0">%rho_3 = 20%</annotation>
  </semantics>
</math>
</file>

<file path=Object 13/content.xml><?xml version="1.0" encoding="utf-8"?>
<math xmlns="http://www.w3.org/1998/Math/MathML" display="block">
  <semantics>
    <mrow>
      <mrow>
        <mi>h</mi>
        <mo stretchy="false">=</mo>
        <mn>3,9</mn>
      </mrow>
      <mi>m</mi>
    </mrow>
    <annotation encoding="StarMath 5.0">h = 3,9m</annotation>
  </semantics>
</math>
</file>

<file path=Object 14/content.xml><?xml version="1.0" encoding="utf-8"?>
<math xmlns="http://www.w3.org/1998/Math/MathML" display="block">
  <semantics>
    <mrow>
      <mrow>
        <msub>
          <mi>h</mi>
          <mn>1</mn>
        </msub>
        <mo stretchy="false">=</mo>
        <mn>2,6</mn>
      </mrow>
      <mi>m</mi>
    </mrow>
    <annotation encoding="StarMath 5.0">h_1 = 2,6m</annotation>
  </semantics>
</math>
</file>

<file path=Object 15/content.xml><?xml version="1.0" encoding="utf-8"?>
<math xmlns="http://www.w3.org/1998/Math/MathML" display="block">
  <semantics>
    <mrow>
      <mrow>
        <msub>
          <mi>h</mi>
          <mn>3</mn>
        </msub>
        <mo stretchy="false">=</mo>
        <mn>0,9</mn>
      </mrow>
      <mi>m</mi>
    </mrow>
    <annotation encoding="StarMath 5.0">h_3 = 0,9m</annotation>
  </semantics>
</math>
</file>

<file path=Object 16/content.xml><?xml version="1.0" encoding="utf-8"?>
<math xmlns="http://www.w3.org/1998/Math/MathML" display="block">
  <semantics>
    <mrow>
      <mrow>
        <msub>
          <mi>h</mi>
          <mn>2</mn>
        </msub>
        <mo stretchy="false">=</mo>
        <mn>0,4</mn>
      </mrow>
      <mi>m</mi>
    </mrow>
    <annotation encoding="StarMath 5.0">h_2 = 0,4m</annotation>
  </semantics>
</math>
</file>

<file path=Object 17/content.xml><?xml version="1.0" encoding="utf-8"?>
<math xmlns="http://www.w3.org/1998/Math/MathML" display="block">
  <semantics>
    <mrow>
      <mrow>
        <mi>a</mi>
        <mo stretchy="false">=</mo>
        <mn>2</mn>
      </mrow>
      <mi>m</mi>
    </mrow>
    <annotation encoding="StarMath 5.0">a = 2m</annotation>
  </semantics>
</math>
</file>

<file path=Object 18/content.xml><?xml version="1.0" encoding="utf-8"?>
<math xmlns="http://www.w3.org/1998/Math/MathML" display="block">
  <semantics>
    <mrow>
      <mrow>
        <msub>
          <mi>ρ</mi>
          <mn>2</mn>
        </msub>
        <mo stretchy="false">=</mo>
        <mn>50</mn>
      </mrow>
      <mtext>%</mtext>
    </mrow>
    <annotation encoding="StarMath 5.0">%rho_2 = 50%</annotation>
  </semantics>
</math>
</file>

<file path=Object 19/content.xml><?xml version="1.0" encoding="utf-8"?>
<math xmlns="http://www.w3.org/1998/Math/MathML" display="block">
  <semantics>
    <mrow>
      <mrow>
        <msub>
          <mi>ρ</mi>
          <mn>1</mn>
        </msub>
        <mo stretchy="false">=</mo>
        <mn>30</mn>
      </mrow>
      <mtext>%</mtext>
    </mrow>
    <annotation encoding="StarMath 5.0">%rho_1 = 30%</annotation>
  </semantics>
</math>
</file>

<file path=Object 2/content.xml><?xml version="1.0" encoding="utf-8"?>
<math xmlns="http://www.w3.org/1998/Math/MathML" display="block">
  <semantics>
    <mrow>
      <mrow>
        <msub>
          <mi>ρ</mi>
          <mn>2</mn>
        </msub>
        <mo stretchy="false">=</mo>
        <mn>80</mn>
      </mrow>
      <mtext>%</mtext>
    </mrow>
    <annotation encoding="StarMath 5.0">%rho_2 = 80%</annotation>
  </semantics>
</math>
</file>

<file path=Object 20/content.xml><?xml version="1.0" encoding="utf-8"?>
<math xmlns="http://www.w3.org/1998/Math/MathML" display="block">
  <semantics>
    <mrow>
      <mrow>
        <msub>
          <mi>ρ</mi>
          <mn>3</mn>
        </msub>
        <mo stretchy="false">=</mo>
        <mn>20</mn>
      </mrow>
      <mtext>%</mtext>
    </mrow>
    <annotation encoding="StarMath 5.0">%rho_3 = 20%</annotation>
  </semantics>
</math>
</file>

<file path=Object 21/content.xml><?xml version="1.0" encoding="utf-8"?>
<math xmlns="http://www.w3.org/1998/Math/MathML" display="block">
  <semantics>
    <mrow>
      <mrow>
        <mi>h</mi>
        <mo stretchy="false">=</mo>
        <mn>3,8</mn>
      </mrow>
      <mi>m</mi>
    </mrow>
    <annotation encoding="StarMath 5.0">h = 3,8m</annotation>
  </semantics>
</math>
</file>

<file path=Object 22/content.xml><?xml version="1.0" encoding="utf-8"?>
<math xmlns="http://www.w3.org/1998/Math/MathML" display="block">
  <semantics>
    <mrow>
      <mrow>
        <msub>
          <mi>h</mi>
          <mn>1</mn>
        </msub>
        <mo stretchy="false">=</mo>
        <mn>3,2</mn>
      </mrow>
      <mi>m</mi>
    </mrow>
    <annotation encoding="StarMath 5.0">h_1 = 3,2m</annotation>
  </semantics>
</math>
</file>

<file path=Object 24/content.xml><?xml version="1.0" encoding="utf-8"?>
<math xmlns="http://www.w3.org/1998/Math/MathML" display="block">
  <semantics>
    <mrow>
      <mrow>
        <msub>
          <mi>h</mi>
          <mn>2</mn>
        </msub>
        <mo stretchy="false">=</mo>
        <mn>0,6</mn>
      </mrow>
      <mi>m</mi>
    </mrow>
    <annotation encoding="StarMath 5.0">h_2 = 0,6m</annotation>
  </semantics>
</math>
</file>

<file path=Object 3/content.xml><?xml version="1.0" encoding="utf-8"?>
<math xmlns="http://www.w3.org/1998/Math/MathML" display="block">
  <semantics>
    <mrow>
      <mrow>
        <msub>
          <mi>ρ</mi>
          <mn>1</mn>
        </msub>
        <mo stretchy="false">=</mo>
        <mn>70</mn>
      </mrow>
      <mtext>%</mtext>
    </mrow>
    <annotation encoding="StarMath 5.0">%rho_1 = 70%</annotation>
  </semantics>
</math>
</file>

<file path=Object 4/content.xml><?xml version="1.0" encoding="utf-8"?>
<math xmlns="http://www.w3.org/1998/Math/MathML" display="block">
  <semantics>
    <mrow>
      <mrow>
        <msub>
          <mi>ρ</mi>
          <mn>3</mn>
        </msub>
        <mo stretchy="false">=</mo>
        <mn>30</mn>
      </mrow>
      <mtext>%</mtext>
    </mrow>
    <annotation encoding="StarMath 5.0">%rho_3 = 30%</annotation>
  </semantics>
</math>
</file>

<file path=Object 5/content.xml><?xml version="1.0" encoding="utf-8"?>
<math xmlns="http://www.w3.org/1998/Math/MathML" display="block">
  <semantics>
    <mrow>
      <mrow>
        <mi>h</mi>
        <mo stretchy="false">=</mo>
        <mn>4,25</mn>
      </mrow>
      <mi>m</mi>
    </mrow>
    <annotation encoding="StarMath 5.0">h = 4,25m</annotation>
  </semantics>
</math>
</file>

<file path=Object 6/content.xml><?xml version="1.0" encoding="utf-8"?>
<math xmlns="http://www.w3.org/1998/Math/MathML" display="block">
  <semantics>
    <mrow>
      <mrow>
        <msub>
          <mi>h</mi>
          <mn>1</mn>
        </msub>
        <mo stretchy="false">=</mo>
        <mn>3,5</mn>
      </mrow>
      <mi>m</mi>
    </mrow>
    <annotation encoding="StarMath 5.0">h_1 = 3,5m</annotation>
  </semantics>
</math>
</file>

<file path=Object 7/content.xml><?xml version="1.0" encoding="utf-8"?>
<math xmlns="http://www.w3.org/1998/Math/MathML" display="block">
  <semantics>
    <mrow>
      <mrow>
        <msub>
          <mi>h</mi>
          <mn>3</mn>
        </msub>
        <mo stretchy="false">=</mo>
        <mn>0,75</mn>
      </mrow>
      <mi>m</mi>
    </mrow>
    <annotation encoding="StarMath 5.0">h_3 = 0,75m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n>3,5</mn>
      </mrow>
      <mi>m</mi>
    </mrow>
    <annotation encoding="StarMath 5.0">a = 3,5m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n>5</mn>
      </mrow>
      <mi>m</mi>
    </mrow>
    <annotation encoding="StarMath 5.0">a = 5m</annotation>
  </semantics>
</math>
</file>